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99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cm" svg:height="1.6cm" svg:x="14.5cm" svg:y="6.3cm">
          <text:p text:style-name="P1">InputFile:</text:p>
          <text:p text:style-name="P1">Accounts+</text:p>
          <text:p text:style-name="P1">pattern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1.8cm" svg:height="0.7cm" svg:x="17.3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1cm" svg:height="1.7cm" svg:x="19.4cm" svg:y="7.6cm">
          <text:p text:style-name="P1">InputAccounts</text:p>
          <text:p text:style-name="P1">And </text:p>
          <text:p text:style-name="P1">patter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.6cm" svg:height="2.7cm" svg:x="26.8cm" svg:y="11.2cm">
          <text:p text:style-name="P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2.965cm" svg:height="0.92cm" draw:transform="rotate (-0.663225115757845) translate (23.306cm 8.0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3" draw:id="id3" draw:layer="layout" svg:width="2.9cm" svg:height="1.7cm" svg:x="14.1cm" svg:y="9.5cm">
          <text:p text:style-name="P1">Expense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3.1cm" svg:height="1.2cm" svg:x="19.4cm" svg:y="11.3cm">
          <text:p text:style-name="P1">InputLin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8cm" svg:height="0.7cm" svg:x="17.1cm" svg:y="10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6cm" svg:height="0.7cm" svg:x="22.9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7cm" svg:height="0.6cm" svg:x="22.782cm" svg:y="11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7cm" svg:height="0.8cm" draw:transform="rotate (0.383972435438752) translate (17.012cm 12.34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xml:id="id2" draw:id="id2" draw:layer="layout" svg:width="2.5cm" svg:height="1.3cm" svg:x="14.2cm" svg:y="13.1cm">
          <text:p text:style-name="P1">Unmatched</text:p>
          <text:p text:style-name="P1">Line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1" draw:layer="layout" svg:width="3.1cm" svg:height="1cm" svg:x="19.5cm" svg:y="17.9cm">
          <text:p text:style-name="P1">doRepo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204cm" svg:height="0.8cm" draw:transform="rotate (0.698131700797732) translate (23.031cm 17.65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2" draw:layer="layout" draw:line-skew="-2.399cm" svg:x1="14.5cm" svg:y1="7.1cm" svg:x2="14.2cm" svg:y2="13.75cm" draw:start-shape="id1" draw:end-shape="id2" draw:end-glue-point="5" svg:d="m14500 7100h-3200v6650h2900" svg:viewBox="0 0 3201 6651">
          <text:p text:style-name="P2"><text:span text:style-name="T1">pattern</text:span></text:p>
        </draw:connector>
        <draw:custom-shape draw:style-name="gr3" draw:text-style-name="P1" draw:layer="layout" svg:width="3.1cm" svg:height="1.2cm" svg:x="19.4cm" svg:y="14.4cm">
          <text:p text:style-name="P1">InputSpecificLin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8cm" svg:height="0.7cm" svg:x="17.1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7cm" svg:height="0.7cm" svg:x="15.1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8cm" svg:height="0.7cm" svg:x="17.1cm" svg:y="10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5cm" svg:height="1cm" svg:x="14.2cm" svg:y="15.4cm">
          <text:p text:style-name="P1">specificLine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draw:layer="layout" svg:width="2.6cm" svg:height="0.7cm" draw:transform="rotate (0.366519142918809) translate (23.1cm 14.24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2cm" svg:height="1.7cm" svg:x="14.6cm" svg:y="17.8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1.8cm" svg:height="0.7cm" svg:x="17.2cm" svg:y="18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8cm" svg:height="0.9cm" svg:x="1.4cm" svg:y="1.6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8cm" svg:height="0.8cm" svg:x="4.3cm" svg:y="4cm">
          <text:p text:style-name="P1">accountExpo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1.8cm" svg:height="0.9cm" svg:x="1.4cm" svg:y="4.4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cm" svg:height="0.9cm" svg:x="1.4cm" svg:y="3cm">
          <text:p text:style-name="P1">Bank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.55cm" svg:y1="11.066cm" svg:x2="14.2cm" svg:y2="13.75cm" draw:start-shape="id3" draw:start-glue-point="6" draw:end-shape="id2" draw:end-glue-point="5" svg:d="m15550 11066v1085h-1851v1599h501" svg:viewBox="0 0 1852 2685">
          <text:p text:style-name="P2"><text:span text:style-name="T1"/></text:p>
        </draw:connector>
        <draw:connector draw:style-name="gr7" draw:text-style-name="P2" draw:layer="layout" svg:x1="14.1cm" svg:y1="10.35cm" svg:x2="5.7cm" svg:y2="4.753cm" draw:start-shape="id3" draw:start-glue-point="5" draw:end-shape="id4" draw:end-glue-point="6" svg:d="m14100 10350h-8400v-5597" svg:viewBox="0 0 8401 5598">
          <text:p text:style-name="P3"><text:span text:style-name="T2">Remove ”,” in textfield/</text:span></text:p>
          <text:p text:style-name="P3"><text:span text:style-name="T2">Manually add pattern: $accountName</text:span></text:p>
          <text:p text:style-name="P3"><text:span text:style-name="T2">Add ”skip” to lines to ski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a" fo:country="DK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8T14:16:45.383793053</meta:creation-date>
    <dc:date>2013-08-18T18:30:05.799121312</dc:date>
    <meta:editing-duration>PT3H58M7S</meta:editing-duration>
    <meta:editing-cycles>7</meta:editing-cycles>
    <meta:generator>LibreOffice/4.1.0.4$Linux_X86_64 LibreOffice_project/410$Build-4</meta:generator>
    <meta:document-statistic meta:object-count="29"/>
  </office:meta>
</office:document-meta>
</file>